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7pt" officeooo:rsid="001a1ca1" officeooo:paragraph-rsid="001a1ca1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</text:p>
      <text:p text:style-name="P1">#</text:p>
      <text:p text:style-name="P1"># -- TEXTPATGEN GENERATED FILE --</text:p>
      <text:p text:style-name="P1"># -- C++ VERSION --</text:p>
      <text:p text:style-name="P1">#</text:p>
      <text:p text:style-name="P1"># -- tpl-decgen-file-0001.cpp --</text:p>
      <text:p text:style-name="P1">#</text:p>
      <text:p text:style-name="P1"># -- 2017-12-08T22:17:44+0000 --</text:p>
      <text:p text:style-name="P1">#</text:p>
      <text:p text:style-name="P1"># Start number: 0 ( 0x0 Hex, 00 Octal )</text:p>
      <text:p text:style-name="P1"># Finish number: 2328 ( 0x918 Hex, 04430 Octal )</text:p>
      <text:p text:style-name="P1"># Numbers in a line: 15</text:p>
      <text:p text:style-name="P1">#</text:p>
      <text:p text:style-name="P1">####################################</text:p>
      <text:p text:style-name="P1">D-0000 D-0001 D-0002 D-0003 D-0004 D-0005 D-0006 D-0007 D-0008 D-0009 D-0010 D-0011 D-0012 D-0013 D-0014</text:p>
      <text:p text:style-name="P1">D-0015 D-0016 D-0017 D-0018 D-0019 D-0020 D-0021 D-0022 D-0023 D-0024 D-0025 D-0026 D-0027 D-0028 D-0029</text:p>
      <text:p text:style-name="P1">D-0030 D-0031 D-0032 D-0033 D-0034 D-0035 D-0036 D-0037 D-0038 D-0039 D-0040 D-0041 D-0042 D-0043 D-0044</text:p>
      <text:p text:style-name="P1">D-0045 D-0046 D-0047 D-0048 D-0049 D-0050 D-0051 D-0052 D-0053 D-0054 D-0055 D-0056 D-0057 D-0058 D-0059</text:p>
      <text:p text:style-name="P1">D-0060 D-0061 D-0062 D-0063 D-0064 D-0065 D-0066 D-0067 D-0068 D-0069 D-0070 D-0071 D-0072 D-0073 D-0074</text:p>
      <text:p text:style-name="P1">D-0075 D-0076 D-0077 D-0078 D-0079 D-0080 D-0081 D-0082 D-0083 D-0084 D-0085 D-0086 D-0087 D-0088 D-0089</text:p>
      <text:p text:style-name="P1">D-0090 D-0091 D-0092 D-0093 D-0094 D-0095 D-0096 D-0097 D-0098 D-0099 D-0100 D-0101 D-0102 D-0103 D-0104</text:p>
      <text:p text:style-name="P1">D-0105 D-0106 D-0107 D-0108 D-0109 D-0110 D-0111 D-0112 D-0113 D-0114 D-0115 D-0116 D-0117 D-0118 D-0119</text:p>
      <text:p text:style-name="P1">D-0120 D-0121 D-0122 D-0123 D-0124 D-0125 D-0126 D-0127 D-0128 D-0129 D-0130 D-0131 D-0132 D-0133 D-0134</text:p>
      <text:p text:style-name="P1">D-0135 D-0136 D-0137 D-0138 D-0139 D-0140 D-0141 D-0142 D-0143 D-0144 D-0145 D-0146 D-0147 D-0148 D-0149</text:p>
      <text:p text:style-name="P1">D-0150 D-0151 D-0152 D-0153 D-0154 D-0155 D-0156 D-0157 D-0158 D-0159 D-0160 D-0161 D-0162 D-0163 D-0164</text:p>
      <text:p text:style-name="P1">D-0165 D-0166 D-0167 D-0168 D-0169 D-0170 D-0171 D-0172 D-0173 D-0174 D-0175 D-0176 D-0177 D-0178 D-0179</text:p>
      <text:p text:style-name="P1">D-0180 D-0181 D-0182 D-0183 D-0184 D-0185 D-0186 D-0187 D-0188 D-0189 D-0190 D-0191 D-0192 D-0193 D-0194</text:p>
      <text:p text:style-name="P1">D-0195 D-0196 D-0197 D-0198 D-0199 D-0200 D-0201 D-0202 D-0203 D-0204 D-0205 D-0206 D-0207 D-0208 D-0209</text:p>
      <text:p text:style-name="P1">D-0210 D-0211 D-0212 D-0213 D-0214 D-0215 D-0216 D-0217 D-0218 D-0219 D-0220 D-0221 D-0222 D-0223 D-0224</text:p>
      <text:p text:style-name="P1">D-0225 D-0226 D-0227 D-0228 D-0229 D-0230 D-0231 D-0232 D-0233 D-0234 D-0235 D-0236 D-0237 D-0238 D-0239</text:p>
      <text:p text:style-name="P1">D-0240 D-0241 D-0242 D-0243 D-0244 D-0245 D-0246 D-0247 D-0248 D-0249 D-0250 D-0251 D-0252 D-0253 D-0254</text:p>
      <text:p text:style-name="P1">D-0255 D-0256 D-0257 D-0258 D-0259 D-0260 D-0261 D-0262 D-0263 D-0264 D-0265 D-0266 D-0267 D-0268 D-0269</text:p>
      <text:p text:style-name="P1">D-0270 D-0271 D-0272 D-0273 D-0274 D-0275 D-0276 D-0277 D-0278 D-0279 D-0280 D-0281 D-0282 D-0283 D-0284</text:p>
      <text:p text:style-name="P1">D-0285 D-0286 D-0287 D-0288 D-0289 D-0290 D-0291 D-0292 D-0293 D-0294 D-0295 D-0296 D-0297 D-0298 D-0299</text:p>
      <text:p text:style-name="P1">D-0300 D-0301 D-0302 D-0303 D-0304 D-0305 D-0306 D-0307 D-0308 D-0309 D-0310 D-0311 D-0312 D-0313 D-0314</text:p>
      <text:p text:style-name="P1">D-0315 D-0316 D-0317 D-0318 D-0319 D-0320 D-0321 D-0322 D-0323 D-0324 D-0325 D-0326 D-0327 D-0328 D-0329</text:p>
      <text:p text:style-name="P1">D-0330 D-0331 D-0332 D-0333 D-0334 D-0335 D-0336 D-0337 D-0338 D-0339 D-0340 D-0341 D-0342 D-0343 D-0344</text:p>
      <text:p text:style-name="P1">D-0345 D-0346 D-0347 D-0348 D-0349 D-0350 D-0351 D-0352 D-0353 D-0354 D-0355 D-0356 D-0357 D-0358 D-0359</text:p>
      <text:p text:style-name="P1">D-0360 D-0361 D-0362 D-0363 D-0364 D-0365 D-0366 D-0367 D-0368 D-0369 D-0370 D-0371 D-0372 D-0373 D-0374</text:p>
      <text:p text:style-name="P1">D-0375 D-0376 D-0377 D-0378 D-0379 D-0380 D-0381 D-0382 D-0383 D-0384 D-0385 D-0386 D-0387 D-0388 D-0389</text:p>
      <text:p text:style-name="P1">D-0390 D-0391 D-0392 D-0393 D-0394 D-0395 D-0396 D-0397 D-0398 D-0399 D-0400 D-0401 D-0402 D-0403 D-0404</text:p>
      <text:p text:style-name="P1">D-0405 D-0406 D-0407 D-0408 D-0409 D-0410 D-0411 D-0412 D-0413 D-0414 D-0415 D-0416 D-0417 D-0418 D-0419</text:p>
      <text:p text:style-name="P1">D-0420 D-0421 D-0422 D-0423 D-0424 D-0425 D-0426 D-0427 D-0428 D-0429 D-0430 D-0431 D-0432 D-0433 D-0434</text:p>
      <text:p text:style-name="P1">D-0435 D-0436 D-0437 D-0438 D-0439 D-0440 D-0441 D-0442 D-0443 D-0444 D-0445 D-0446 D-0447 D-0448 D-0449</text:p>
      <text:p text:style-name="P1">D-0450 D-0451 D-0452 D-0453 D-0454 D-0455 D-0456 D-0457 D-0458 D-0459 D-0460 D-0461 D-0462 D-0463 D-0464</text:p>
      <text:p text:style-name="P1">D-0465 D-0466 D-0467 D-0468 D-0469 D-0470 D-0471 D-0472 D-0473 D-0474 D-0475 D-0476 D-0477 D-0478 D-0479</text:p>
      <text:p text:style-name="P1">D-0480 D-0481 D-0482 D-0483 D-0484 D-0485 D-0486 D-0487 D-0488 D-0489 D-0490 D-0491 D-0492 D-0493 D-0494</text:p>
      <text:p text:style-name="P1">D-0495 D-0496 D-0497 D-0498 D-0499 D-0500 D-0501 D-0502 D-0503 D-0504 D-0505 D-0506 D-0507 D-0508 D-0509</text:p>
      <text:p text:style-name="P1">D-0510 D-0511 D-0512 D-0513 D-0514 D-0515 D-0516 D-0517 D-0518 D-0519 D-0520 D-0521 D-0522 D-0523 D-0524</text:p>
      <text:p text:style-name="P1">D-0525 D-0526 D-0527 D-0528 D-0529 D-0530 D-0531 D-0532 D-0533 D-0534 D-0535 D-0536 D-0537 D-0538 D-0539</text:p>
      <text:p text:style-name="P1">D-0540 D-0541 D-0542 D-0543 D-0544 D-0545 D-0546 D-0547 D-0548 D-0549 D-0550 D-0551 D-0552 D-0553 D-0554</text:p>
      <text:p text:style-name="P1">D-0555 D-0556 D-0557 D-0558 D-0559 D-0560 D-0561 D-0562 D-0563 D-0564 D-0565 D-0566 D-0567 D-0568 D-0569</text:p>
      <text:p text:style-name="P1">D-0570 D-0571 D-0572 D-0573 D-0574 D-0575 D-0576 D-0577 D-0578 D-0579 D-0580 D-0581 D-0582 D-0583 D-0584</text:p>
      <text:p text:style-name="P1">D-0585 D-0586 D-0587 D-0588 D-0589 D-0590 D-0591 D-0592 D-0593 D-0594 D-0595 D-0596 D-0597 D-0598 D-0599</text:p>
      <text:p text:style-name="P1">D-0600 D-0601 D-0602 D-0603 D-0604 D-0605 D-0606 D-0607 D-0608 D-0609 D-0610 D-0611 D-0612 D-0613 D-0614</text:p>
      <text:p text:style-name="P1">D-0615 D-0616 D-0617 D-0618 D-0619 D-0620 D-0621 D-0622 D-0623 D-0624 D-0625 D-0626 D-0627 D-0628 D-0629</text:p>
      <text:p text:style-name="P1">D-0630 D-0631 D-0632 D-0633 D-0634 D-0635 D-0636 D-0637 D-0638 D-0639 D-0640 D-0641 D-0642 D-0643 D-0644</text:p>
      <text:p text:style-name="P1">D-0645 D-0646 D-0647 D-0648 D-0649 D-0650 D-0651 D-0652 D-0653 D-0654 D-0655 D-0656 D-0657 D-0658 D-0659</text:p>
      <text:p text:style-name="P1">D-0660 D-0661 D-0662 D-0663 D-0664 D-0665 D-0666 D-0667 D-0668 D-0669 D-0670 D-0671 D-0672 D-0673 D-0674</text:p>
      <text:p text:style-name="P1">D-0675 D-0676 D-0677 D-0678 D-0679 D-0680 D-0681 D-0682 D-0683 D-0684 D-0685 D-0686 D-0687 D-0688 D-0689</text:p>
      <text:p text:style-name="P1">D-0690 D-0691 D-0692 D-0693 D-0694 D-0695 D-0696 D-0697 D-0698 D-0699 D-0700 D-0701 D-0702 D-0703 D-0704</text:p>
      <text:p text:style-name="P1">D-0705 D-0706 D-0707 D-0708 D-0709 D-0710 D-0711 D-0712 D-0713 D-0714 D-0715 D-0716 D-0717 D-0718 D-0719</text:p>
      <text:p text:style-name="P1">D-0720 D-0721 D-0722 D-0723 D-0724 D-0725 D-0726 D-0727 D-0728 D-0729 D-0730 D-0731 D-0732 D-0733 D-0734</text:p>
      <text:p text:style-name="P1">D-0735 D-0736 D-0737 D-0738 D-0739 D-0740 D-0741 D-0742 D-0743 D-0744 D-0745 D-0746 D-0747 D-0748 D-0749</text:p>
      <text:p text:style-name="P1">D-0750 D-0751 D-0752 D-0753 D-0754 D-0755 D-0756 D-0757 D-0758 D-0759 D-0760 D-0761 D-0762 D-0763 D-0764</text:p>
      <text:p text:style-name="P1">D-0765 D-0766 D-0767 D-0768 D-0769 D-0770 D-0771 D-0772 D-0773 D-0774 D-0775 D-0776 D-0777 D-0778 D-0779</text:p>
      <text:p text:style-name="P1">D-0780 D-0781 D-0782 D-0783 D-0784 D-0785 D-0786 D-0787 D-0788 D-0789 D-0790 D-0791 D-0792 D-0793 D-0794</text:p>
      <text:p text:style-name="P1">D-0795 D-0796 D-0797 D-0798 D-0799 D-0800 D-0801 D-0802 D-0803 D-0804 D-0805 D-0806 D-0807 D-0808 D-0809</text:p>
      <text:p text:style-name="P1">D-0810 D-0811 D-0812 D-0813 D-0814 D-0815 D-0816 D-0817 D-0818 D-0819 D-0820 D-0821 D-0822 D-0823 D-0824</text:p>
      <text:p text:style-name="P1">D-0825 D-0826 D-0827 D-0828 D-0829 D-0830 D-0831 D-0832 D-0833 D-0834 D-0835 D-0836 D-0837 D-0838 D-0839</text:p>
      <text:p text:style-name="P1">D-0840 D-0841 D-0842 D-0843 D-0844 D-0845 D-0846 D-0847 D-0848 D-0849 D-0850 D-0851 D-0852 D-0853 D-0854</text:p>
      <text:p text:style-name="P1">D-0855 D-0856 D-0857 D-0858 D-0859 D-0860 D-0861 D-0862 D-0863 D-0864 D-0865 D-0866 D-0867 D-0868 D-0869</text:p>
      <text:p text:style-name="P1">D-0870 D-0871 D-0872 D-0873 D-0874 D-0875 D-0876 D-0877 D-0878 D-0879 D-0880 D-0881 D-0882 D-0883 D-0884</text:p>
      <text:p text:style-name="P1">D-0885 D-0886 D-0887 D-0888 D-0889 D-0890 D-0891 D-0892 D-0893 D-0894 D-0895 D-0896 D-0897 D-0898 D-0899</text:p>
      <text:p text:style-name="P1">D-0900 D-0901 D-0902 D-0903 D-0904 D-0905 D-0906 D-0907 D-0908 D-0909 D-0910 D-0911 D-0912 D-0913 D-0914</text:p>
      <text:p text:style-name="P1">D-0915 D-0916 D-0917 D-0918 D-0919 D-0920 D-0921 D-0922 D-0923 D-0924 D-0925 D-0926 D-0927 D-0928 D-0929</text:p>
      <text:p text:style-name="P1">D-0930 D-0931 D-0932 D-0933 D-0934 D-0935 D-0936 D-0937 D-0938 D-0939 D-0940 D-0941 D-0942 D-0943 D-0944</text:p>
      <text:p text:style-name="P1">D-0945 D-0946 D-0947 D-0948 D-0949 D-0950 D-0951 D-0952 D-0953 D-0954 D-0955 D-0956 D-0957 D-0958 D-0959</text:p>
      <text:p text:style-name="P1">D-0960 D-0961 D-0962 D-0963 D-0964 D-0965 D-0966 D-0967 D-0968 D-0969 D-0970 D-0971 D-0972 D-0973 D-0974</text:p>
      <text:p text:style-name="P1">D-0975 D-0976 D-0977 D-0978 D-0979 D-0980 D-0981 D-0982 D-0983 D-0984 D-0985 D-0986 D-0987 D-0988 D-0989</text:p>
      <text:p text:style-name="P1">D-0990 D-0991 D-0992 D-0993 D-0994 D-0995 D-0996 D-0997 D-0998 D-0999 D-1000 D-1001 D-1002 D-1003 D-1004</text:p>
      <text:p text:style-name="P1">D-1005 D-1006 D-1007 D-1008 D-1009 D-1010 D-1011 D-1012 D-1013 D-1014 D-1015 D-1016 D-1017 D-1018 D-1019</text:p>
      <text:p text:style-name="P1">D-1020 D-1021 D-1022 D-1023 D-1024 D-1025 D-1026 D-1027 D-1028 D-1029 D-1030 D-1031 D-1032 D-1033 D-1034</text:p>
      <text:p text:style-name="P1"><text:soft-page-break/>D-1035 D-1036 D-1037 D-1038 D-1039 D-1040 D-1041 D-1042 D-1043 D-1044 D-1045 D-1046 D-1047 D-1048 D-1049</text:p>
      <text:p text:style-name="P1">D-1050 D-1051 D-1052 D-1053 D-1054 D-1055 D-1056 D-1057 D-1058 D-1059 D-1060 D-1061 D-1062 D-1063 D-1064</text:p>
      <text:p text:style-name="P1">D-1065 D-1066 D-1067 D-1068 D-1069 D-1070 D-1071 D-1072 D-1073 D-1074 D-1075 D-1076 D-1077 D-1078 D-1079</text:p>
      <text:p text:style-name="P1">D-1080 D-1081 D-1082 D-1083 D-1084 D-1085 D-1086 D-1087 D-1088 D-1089 D-1090 D-1091 D-1092 D-1093 D-1094</text:p>
      <text:p text:style-name="P1">D-1095 D-1096 D-1097 D-1098 D-1099 D-1100 D-1101 D-1102 D-1103 D-1104 D-1105 D-1106 D-1107 D-1108 D-1109</text:p>
      <text:p text:style-name="P1">D-1110 D-1111 D-1112 D-1113 D-1114 D-1115 D-1116 D-1117 D-1118 D-1119 D-1120 D-1121 D-1122 D-1123 D-1124</text:p>
      <text:p text:style-name="P1">D-1125 D-1126 D-1127 D-1128 D-1129 D-1130 D-1131 D-1132 D-1133 D-1134 D-1135 D-1136 D-1137 D-1138 D-1139</text:p>
      <text:p text:style-name="P1">D-1140 D-1141 D-1142 D-1143 D-1144 D-1145 D-1146 D-1147 D-1148 D-1149 D-1150 D-1151 D-1152 D-1153 D-1154</text:p>
      <text:p text:style-name="P1">D-1155 D-1156 D-1157 D-1158 D-1159 D-1160 D-1161 D-1162 D-1163 D-1164 D-1165 D-1166 D-1167 D-1168 D-1169</text:p>
      <text:p text:style-name="P1">D-1170 D-1171 D-1172 D-1173 D-1174 D-1175 D-1176 D-1177 D-1178 D-1179 D-1180 D-1181 D-1182 D-1183 D-1184</text:p>
      <text:p text:style-name="P1">D-1185 D-1186 D-1187 D-1188 D-1189 D-1190 D-1191 D-1192 D-1193 D-1194 D-1195 D-1196 D-1197 D-1198 D-1199</text:p>
      <text:p text:style-name="P1">D-1200 D-1201 D-1202 D-1203 D-1204 D-1205 D-1206 D-1207 D-1208 D-1209 D-1210 D-1211 D-1212 D-1213 D-1214</text:p>
      <text:p text:style-name="P1">D-1215 D-1216 D-1217 D-1218 D-1219 D-1220 D-1221 D-1222 D-1223 D-1224 D-1225 D-1226 D-1227 D-1228 D-1229</text:p>
      <text:p text:style-name="P1">D-1230 D-1231 D-1232 D-1233 D-1234 D-1235 D-1236 D-1237 D-1238 D-1239 D-1240 D-1241 D-1242 D-1243 D-1244</text:p>
      <text:p text:style-name="P1">D-1245 D-1246 D-1247 D-1248 D-1249 D-1250 D-1251 D-1252 D-1253 D-1254 D-1255 D-1256 D-1257 D-1258 D-1259</text:p>
      <text:p text:style-name="P1">D-1260 D-1261 D-1262 D-1263 D-1264 D-1265 D-1266 D-1267 D-1268 D-1269 D-1270 D-1271 D-1272 D-1273 D-1274</text:p>
      <text:p text:style-name="P1">D-1275 D-1276 D-1277 D-1278 D-1279 D-1280 D-1281 D-1282 D-1283 D-1284 D-1285 D-1286 D-1287 D-1288 D-1289</text:p>
      <text:p text:style-name="P1">D-1290 D-1291 D-1292 D-1293 D-1294 D-1295 D-1296 D-1297 D-1298 D-1299 D-1300 D-1301 D-1302 D-1303 D-1304</text:p>
      <text:p text:style-name="P1">D-1305 D-1306 D-1307 D-1308 D-1309 D-1310 D-1311 D-1312 D-1313 D-1314 D-1315 D-1316 D-1317 D-1318 D-1319</text:p>
      <text:p text:style-name="P1">D-1320 D-1321 D-1322 D-1323 D-1324 D-1325 D-1326 D-1327 D-1328 D-1329 D-1330 D-1331 D-1332 D-1333 D-1334</text:p>
      <text:p text:style-name="P1">D-1335 D-1336 D-1337 D-1338 D-1339 D-1340 D-1341 D-1342 D-1343 D-1344 D-1345 D-1346 D-1347 D-1348 D-1349</text:p>
      <text:p text:style-name="P1">D-1350 D-1351 D-1352 D-1353 D-1354 D-1355 D-1356 D-1357 D-1358 D-1359 D-1360 D-1361 D-1362 D-1363 D-1364</text:p>
      <text:p text:style-name="P1">D-1365 D-1366 D-1367 D-1368 D-1369 D-1370 D-1371 D-1372 D-1373 D-1374 D-1375 D-1376 D-1377 D-1378 D-1379</text:p>
      <text:p text:style-name="P1">D-1380 D-1381 D-1382 D-1383 D-1384 D-1385 D-1386 D-1387 D-1388 D-1389 D-1390 D-1391 D-1392 D-1393 D-1394</text:p>
      <text:p text:style-name="P1">D-1395 D-1396 D-1397 D-1398 D-1399 D-1400 D-1401 D-1402 D-1403 D-1404 D-1405 D-1406 D-1407 D-1408 D-1409</text:p>
      <text:p text:style-name="P1">D-1410 D-1411 D-1412 D-1413 D-1414 D-1415 D-1416 D-1417 D-1418 D-1419 D-1420 D-1421 D-1422 D-1423 D-1424</text:p>
      <text:p text:style-name="P1">D-1425 D-1426 D-1427 D-1428 D-1429 D-1430 D-1431 D-1432 D-1433 D-1434 D-1435 D-1436 D-1437 D-1438 D-1439</text:p>
      <text:p text:style-name="P1">D-1440 D-1441 D-1442 D-1443 D-1444 D-1445 D-1446 D-1447 D-1448 D-1449 D-1450 D-1451 D-1452 D-1453 D-1454</text:p>
      <text:p text:style-name="P1">D-1455 D-1456 D-1457 D-1458 D-1459 D-1460 D-1461 D-1462 D-1463 D-1464 D-1465 D-1466 D-1467 D-1468 D-1469</text:p>
      <text:p text:style-name="P1">D-1470 D-1471 D-1472 D-1473 D-1474 D-1475 D-1476 D-1477 D-1478 D-1479 D-1480 D-1481 D-1482 D-1483 D-1484</text:p>
      <text:p text:style-name="P1">D-1485 D-1486 D-1487 D-1488 D-1489 D-1490 D-1491 D-1492 D-1493 D-1494 D-1495 D-1496 D-1497 D-1498 D-1499</text:p>
      <text:p text:style-name="P1">D-1500 D-1501 D-1502 D-1503 D-1504 D-1505 D-1506 D-1507 D-1508 D-1509 D-1510 D-1511 D-1512 D-1513 D-1514</text:p>
      <text:p text:style-name="P1">D-1515 D-1516 D-1517 D-1518 D-1519 D-1520 D-1521 D-1522 D-1523 D-1524 D-1525 D-1526 D-1527 D-1528 D-1529</text:p>
      <text:p text:style-name="P1">D-1530 D-1531 D-1532 D-1533 D-1534 D-1535 D-1536 D-1537 D-1538 D-1539 D-1540 D-1541 D-1542 D-1543 D-1544</text:p>
      <text:p text:style-name="P1">D-1545 D-1546 D-1547 D-1548 D-1549 D-1550 D-1551 D-1552 D-1553 D-1554 D-1555 D-1556 D-1557 D-1558 D-1559</text:p>
      <text:p text:style-name="P1">D-1560 D-1561 D-1562 D-1563 D-1564 D-1565 D-1566 D-1567 D-1568 D-1569 D-1570 D-1571 D-1572 D-1573 D-1574</text:p>
      <text:p text:style-name="P1">D-1575 D-1576 D-1577 D-1578 D-1579 D-1580 D-1581 D-1582 D-1583 D-1584 D-1585 D-1586 D-1587 D-1588 D-1589</text:p>
      <text:p text:style-name="P1">D-1590 D-1591 D-1592 D-1593 D-1594 D-1595 D-1596 D-1597 D-1598 D-1599 D-1600 D-1601 D-1602 D-1603 D-1604</text:p>
      <text:p text:style-name="P1">D-1605 D-1606 D-1607 D-1608 D-1609 D-1610 D-1611 D-1612 D-1613 D-1614 D-1615 D-1616 D-1617 D-1618 D-1619</text:p>
      <text:p text:style-name="P1">D-1620 D-1621 D-1622 D-1623 D-1624 D-1625 D-1626 D-1627 D-1628 D-1629 D-1630 D-1631 D-1632 D-1633 D-1634</text:p>
      <text:p text:style-name="P1">D-1635 D-1636 D-1637 D-1638 D-1639 D-1640 D-1641 D-1642 D-1643 D-1644 D-1645 D-1646 D-1647 D-1648 D-1649</text:p>
      <text:p text:style-name="P1">D-1650 D-1651 D-1652 D-1653 D-1654 D-1655 D-1656 D-1657 D-1658 D-1659 D-1660 D-1661 D-1662 D-1663 D-1664</text:p>
      <text:p text:style-name="P1">D-1665 D-1666 D-1667 D-1668 D-1669 D-1670 D-1671 D-1672 D-1673 D-1674 D-1675 D-1676 D-1677 D-1678 D-1679</text:p>
      <text:p text:style-name="P1">D-1680 D-1681 D-1682 D-1683 D-1684 D-1685 D-1686 D-1687 D-1688 D-1689 D-1690 D-1691 D-1692 D-1693 D-1694</text:p>
      <text:p text:style-name="P1">D-1695 D-1696 D-1697 D-1698 D-1699 D-1700 D-1701 D-1702 D-1703 D-1704 D-1705 D-1706 D-1707 D-1708 D-1709</text:p>
      <text:p text:style-name="P1">D-1710 D-1711 D-1712 D-1713 D-1714 D-1715 D-1716 D-1717 D-1718 D-1719 D-1720 D-1721 D-1722 D-1723 D-1724</text:p>
      <text:p text:style-name="P1">D-1725 D-1726 D-1727 D-1728 D-1729 D-1730 D-1731 D-1732 D-1733 D-1734 D-1735 D-1736 D-1737 D-1738 D-1739</text:p>
      <text:p text:style-name="P1">D-1740 D-1741 D-1742 D-1743 D-1744 D-1745 D-1746 D-1747 D-1748 D-1749 D-1750 D-1751 D-1752 D-1753 D-1754</text:p>
      <text:p text:style-name="P1">D-1755 D-1756 D-1757 D-1758 D-1759 D-1760 D-1761 D-1762 D-1763 D-1764 D-1765 D-1766 D-1767 D-1768 D-1769</text:p>
      <text:p text:style-name="P1">D-1770 D-1771 D-1772 D-1773 D-1774 D-1775 D-1776 D-1777 D-1778 D-1779 D-1780 D-1781 D-1782 D-1783 D-1784</text:p>
      <text:p text:style-name="P1">D-1785 D-1786 D-1787 D-1788 D-1789 D-1790 D-1791 D-1792 D-1793 D-1794 D-1795 D-1796 D-1797 D-1798 D-1799</text:p>
      <text:p text:style-name="P1">D-1800 D-1801 D-1802 D-1803 D-1804 D-1805 D-1806 D-1807 D-1808 D-1809 D-1810 D-1811 D-1812 D-1813 D-1814</text:p>
      <text:p text:style-name="P1">D-1815 D-1816 D-1817 D-1818 D-1819 D-1820 D-1821 D-1822 D-1823 D-1824 D-1825 D-1826 D-1827 D-1828 D-1829</text:p>
      <text:p text:style-name="P1">D-1830 D-1831 D-1832 D-1833 D-1834 D-1835 D-1836 D-1837 D-1838 D-1839 D-1840 D-1841 D-1842 D-1843 D-1844</text:p>
      <text:p text:style-name="P1">D-1845 D-1846 D-1847 D-1848 D-1849 D-1850 D-1851 D-1852 D-1853 D-1854 D-1855 D-1856 D-1857 D-1858 D-1859</text:p>
      <text:p text:style-name="P1">D-1860 D-1861 D-1862 D-1863 D-1864 D-1865 D-1866 D-1867 D-1868 D-1869 D-1870 D-1871 D-1872 D-1873 D-1874</text:p>
      <text:p text:style-name="P1">D-1875 D-1876 D-1877 D-1878 D-1879 D-1880 D-1881 D-1882 D-1883 D-1884 D-1885 D-1886 D-1887 D-1888 D-1889</text:p>
      <text:p text:style-name="P1">D-1890 D-1891 D-1892 D-1893 D-1894 D-1895 D-1896 D-1897 D-1898 D-1899 D-1900 D-1901 D-1902 D-1903 D-1904</text:p>
      <text:p text:style-name="P1">D-1905 D-1906 D-1907 D-1908 D-1909 D-1910 D-1911 D-1912 D-1913 D-1914 D-1915 D-1916 D-1917 D-1918 D-1919</text:p>
      <text:p text:style-name="P1">D-1920 D-1921 D-1922 D-1923 D-1924 D-1925 D-1926 D-1927 D-1928 D-1929 D-1930 D-1931 D-1932 D-1933 D-1934</text:p>
      <text:p text:style-name="P1">D-1935 D-1936 D-1937 D-1938 D-1939 D-1940 D-1941 D-1942 D-1943 D-1944 D-1945 D-1946 D-1947 D-1948 D-1949</text:p>
      <text:p text:style-name="P1">D-1950 D-1951 D-1952 D-1953 D-1954 D-1955 D-1956 D-1957 D-1958 D-1959 D-1960 D-1961 D-1962 D-1963 D-1964</text:p>
      <text:p text:style-name="P1">D-1965 D-1966 D-1967 D-1968 D-1969 D-1970 D-1971 D-1972 D-1973 D-1974 D-1975 D-1976 D-1977 D-1978 D-1979</text:p>
      <text:p text:style-name="P1">D-1980 D-1981 D-1982 D-1983 D-1984 D-1985 D-1986 D-1987 D-1988 D-1989 D-1990 D-1991 D-1992 D-1993 D-1994</text:p>
      <text:p text:style-name="P1">D-1995 D-1996 D-1997 D-1998 D-1999 D-2000 D-2001 D-2002 D-2003 D-2004 D-2005 D-2006 D-2007 D-2008 D-2009</text:p>
      <text:p text:style-name="P1">D-2010 D-2011 D-2012 D-2013 D-2014 D-2015 D-2016 D-2017 D-2018 D-2019 D-2020 D-2021 D-2022 D-2023 D-2024</text:p>
      <text:p text:style-name="P1">D-2025 D-2026 D-2027 D-2028 D-2029 D-2030 D-2031 D-2032 D-2033 D-2034 D-2035 D-2036 D-2037 D-2038 D-2039</text:p>
      <text:p text:style-name="P1">D-2040 D-2041 D-2042 D-2043 D-2044 D-2045 D-2046 D-2047 D-2048 D-2049 D-2050 D-2051 D-2052 D-2053 D-2054</text:p>
      <text:p text:style-name="P1">D-2055 D-2056 D-2057 D-2058 D-2059 D-2060 D-2061 D-2062 D-2063 D-2064 D-2065 D-2066 D-2067 D-2068 D-2069</text:p>
      <text:p text:style-name="P1">D-2070 D-2071 D-2072 D-2073 D-2074 D-2075 D-2076 D-2077 D-2078 D-2079 D-2080 D-2081 D-2082 D-2083 D-2084</text:p>
      <text:p text:style-name="P1">D-2085 D-2086 D-2087 D-2088 D-2089 D-2090 D-2091 D-2092 D-2093 D-2094 D-2095 D-2096 D-2097 D-2098 D-2099</text:p>
      <text:p text:style-name="P1">D-2100 D-2101 D-2102 D-2103 D-2104 D-2105 D-2106 D-2107 D-2108 D-2109 D-2110 D-2111 D-2112 D-2113 D-2114</text:p>
      <text:p text:style-name="P1">D-2115 D-2116 D-2117 D-2118 D-2119 D-2120 D-2121 D-2122 D-2123 D-2124 D-2125 D-2126 D-2127 D-2128 D-2129</text:p>
      <text:p text:style-name="P1">D-2130 D-2131 D-2132 D-2133 D-2134 D-2135 D-2136 D-2137 D-2138 D-2139 D-2140 D-2141 D-2142 D-2143 D-2144</text:p>
      <text:p text:style-name="P1">D-2145 D-2146 D-2147 D-2148 D-2149 D-2150 D-2151 D-2152 D-2153 D-2154 D-2155 D-2156 D-2157 D-2158 D-2159</text:p>
      <text:p text:style-name="P1">D-2160 D-2161 D-2162 D-2163 D-2164 D-2165 D-2166 D-2167 D-2168 D-2169 D-2170 D-2171 D-2172 D-2173 D-2174</text:p>
      <text:p text:style-name="P1">D-2175 D-2176 D-2177 D-2178 D-2179 D-2180 D-2181 D-2182 D-2183 D-2184 D-2185 D-2186 D-2187 D-2188 D-2189</text:p>
      <text:p text:style-name="P1">D-2190 D-2191 D-2192 D-2193 D-2194 D-2195 D-2196 D-2197 D-2198 D-2199 D-2200 D-2201 D-2202 D-2203 D-2204</text:p>
      <text:p text:style-name="P1">D-2205 D-2206 D-2207 D-2208 D-2209 D-2210 D-2211 D-2212 D-2213 D-2214 D-2215 D-2216 D-2217 D-2218 D-2219</text:p>
      <text:p text:style-name="P1">D-2220 D-2221 D-2222 D-2223 D-2224 D-2225 D-2226 D-2227 D-2228 D-2229 D-2230 D-2231 D-2232 D-2233 D-2234</text:p>
      <text:p text:style-name="P1">D-2235 D-2236 D-2237 D-2238 D-2239 D-2240 D-2241 D-2242 D-2243 D-2244 D-2245 D-2246 D-2247 D-2248 D-2249</text:p>
      <text:p text:style-name="P1">D-2250 D-2251 D-2252 D-2253 D-2254 D-2255 D-2256 D-2257 D-2258 D-2259 D-2260 D-2261 D-2262 D-2263 D-2264</text:p>
      <text:p text:style-name="P1">D-2265 D-2266 D-2267 D-2268 D-2269 D-2270 D-2271 D-2272 D-2273 D-2274 D-2275 D-2276 D-2277 D-2278 D-2279</text:p>
      <text:p text:style-name="P1"><text:soft-page-break/>D-2280 D-2281 D-2282 D-2283 D-2284 D-2285 D-2286 D-2287 D-2288 D-2289 D-2290 D-2291 D-2292 D-2293 D-2294</text:p>
      <text:p text:style-name="P1">D-2295 D-2296 D-2297 D-2298 D-2299 D-2300 D-2301 D-2302 D-2303 D-2304 D-2305 D-2306 D-2307 D-2308 D-2309</text:p>
      <text:p text:style-name="P1">D-2310 D-2311 D-2312 D-2313 D-2314 D-2315 D-2316 D-2317 D-2318 D-2319 D-2320 D-2321 D-2322 D-2323 D-2324</text:p>
      <text:p text:style-name="P1">D-2325 D-2326 D-2327 D-2328</text:p>
      <text:p text:style-name="P1"># -- End of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22:31:53.939757407</dc:date>
    <meta:editing-duration>PT1M25S</meta:editing-duration>
    <meta:editing-cycles>1</meta:editing-cycles>
    <meta:document-statistic meta:table-count="0" meta:image-count="0" meta:object-count="0" meta:page-count="3" meta:paragraph-count="171" meta:word-count="2386" meta:character-count="16467" meta:non-whitespace-character-count="14252"/>
    <meta:generator>LibreOffice/5.3.7.2.0$Linux_X86_64 LibreOffice_project/30m0$Build-2</meta:generator>
  </office:meta>
</office:document-meta>
</file>